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Noto Sans" fo:font-size="32pt" fo:font-weight="bold" officeooo:rsid="0008fa9e" officeooo:paragraph-rsid="0008fa9e"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oto Sans" fo:font-size="12pt" fo:font-weight="bold" officeooo:rsid="0008fa9e" officeooo:paragraph-rsid="0008fa9e"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Noto Sans" fo:font-size="12pt" fo:font-weight="normal" officeooo:rsid="0008fa9e" officeooo:paragraph-rsid="0008fa9e"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oto Sans" fo:font-size="11pt" fo:font-weight="normal" officeooo:paragraph-rsid="0008fa9e"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Noto Sans" fo:font-size="11pt" fo:font-weight="normal" officeooo:rsid="0008fa9e" officeooo:paragraph-rsid="0008fa9e"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Noto Sans" fo:font-size="11pt" fo:font-weight="normal" officeooo:rsid="000a8915" officeooo:paragraph-rsid="000a8915"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Noto Sans" fo:font-size="11pt" fo:font-weight="normal" officeooo:rsid="000ca882" officeooo:paragraph-rsid="000ca882" style:font-name-asian="Noto Serif CJK SC" style:font-size-asian="11pt" style:font-weight-asian="normal" style:font-name-complex="Noto Sans Devanagari" style:font-size-complex="11pt" style:font-weight-complex="normal"/>
    </style:style>
    <style:style style:name="P8" style:family="paragraph" style:parent-style-name="Standard">
      <style:paragraph-properties fo:text-align="start" style:justify-single-word="false"/>
      <style:text-properties style:font-name="Noto Sans" fo:font-size="8pt" fo:font-weight="normal" officeooo:rsid="0008fa9e" officeooo:paragraph-rsid="0008fa9e" style:font-size-asian="8pt" style:font-weight-asian="normal" style:font-size-complex="8pt" style:font-weight-complex="normal"/>
    </style:style>
    <style:style style:name="P9" style:family="paragraph" style:parent-style-name="Standard">
      <style:paragraph-properties fo:text-align="start" style:justify-single-word="false"/>
      <style:text-properties style:font-name="Noto Sans" fo:font-size="14pt" fo:font-weight="normal" officeooo:rsid="0008fa9e" officeooo:paragraph-rsid="0008fa9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Noto Sans" fo:font-size="10pt" fo:font-weight="normal" officeooo:rsid="0008fa9e" officeooo:paragraph-rsid="0008fa9e"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Noto Sans" fo:font-size="10pt" fo:font-weight="normal" officeooo:rsid="0008fa9e" officeooo:paragraph-rsid="000ca882" style:font-size-asian="10pt" style:font-weight-asian="normal" style:font-size-complex="10pt" style:font-weight-complex="normal"/>
    </style:style>
    <style:style style:name="P12" style:family="paragraph" style:parent-style-name="Standard" style:list-style-name="L1">
      <style:paragraph-properties fo:text-align="start" style:justify-single-word="false"/>
      <style:text-properties style:font-name="Noto Sans" fo:font-size="10pt" fo:font-weight="normal" officeooo:rsid="0008fa9e" officeooo:paragraph-rsid="000ca882" style:font-size-asian="10pt" style:font-weight-asian="normal" style:font-size-complex="10pt" style:font-weight-complex="normal"/>
    </style:style>
    <style:style style:name="P13" style:family="paragraph" style:parent-style-name="Standard" style:list-style-name="L2">
      <style:paragraph-properties fo:text-align="start" style:justify-single-word="false"/>
      <style:text-properties style:font-name="Noto Sans" fo:font-size="10pt" fo:font-weight="normal" officeooo:rsid="0008fa9e" officeooo:paragraph-rsid="000ca882"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Noto Sans" fo:font-size="11pt" fo:font-weight="normal" officeooo:rsid="000ca882" officeooo:paragraph-rsid="000a8915" style:font-size-asian="11pt" style:font-weight-asian="normal" style:font-size-complex="11pt" style:font-weight-complex="normal"/>
    </style:style>
    <style:style style:name="T1" style:family="text">
      <style:text-properties officeooo:rsid="0008fa9e"/>
    </style:style>
    <style:style style:name="T2" style:family="text">
      <style:text-properties officeooo:rsid="000a574b" style:font-name-asian="Liberation Serif1" style:font-name-complex="Liberation Serif1"/>
    </style:style>
    <style:style style:name="T3" style:family="text">
      <style:text-properties officeooo:rsid="000e08e3" style:font-name-asian="Liberation Serif1" style:font-name-complex="Liberation Serif1"/>
    </style:style>
    <style:style style:name="T4" style:family="text">
      <style:text-properties style:font-name-asian="Noto Serif CJK SC" style:font-name-complex="Noto Sans Devanagari"/>
    </style:style>
    <style:style style:name="T5" style:family="text">
      <style:text-properties officeooo:rsid="000a574b" style:font-name-asian="Noto Serif CJK SC" style:font-name-complex="Noto Sans Devanagari"/>
    </style:style>
    <style:style style:name="T6" style:family="text">
      <style:text-properties officeooo:rsid="000ca882" style:font-name-asian="Noto Serif CJK SC" style:font-name-complex="Noto Sans Devanagari"/>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kanpage test file</text:p>
      <text:p text:style-name="P2"/>
      <text:p text:style-name="P4"><text:span text:style-name="T1">Skanpage is a multi-page scanning application. This is a test file in order to test the </text:span>optical character recognition <text:span text:style-name="T1">(OCR) feature of Skanpage. The OCR is provided by the tesseract library.</text:span></text:p>
      <text:p text:style-name="P3"/>
      <text:p text:style-name="P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5"/>
      <text:p text:style-name="P8">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10"/>
      <text:p text:style-name="P9">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4"/>
      <text:list xml:id="list3632426704" text:style-name="L1">
        <text:list-item>
          <text:p text:style-name="P12">Test1</text:p>
        </text:list-item>
        <text:list-item>
          <text:p text:style-name="P12">Test2</text:p>
        </text:list-item>
        <text:list-item>
          <text:p text:style-name="P12">Test3</text:p>
        </text:list-item>
        <text:list-item>
          <text:p text:style-name="P12">Test4</text:p>
        </text:list-item>
      </text:list>
      <text:p text:style-name="P11"/>
      <text:list xml:id="list732680028" text:style-name="L2">
        <text:list-item>
          <text:p text:style-name="P13">Test1</text:p>
        </text:list-item>
        <text:list-item>
          <text:p text:style-name="P13">Test2</text:p>
        </text:list-item>
        <text:list-item>
          <text:p text:style-name="P13">Test3</text:p>
        </text:list-item>
        <text:list-item>
          <text:p text:style-name="P13">Test4</text:p>
        </text:list-item>
        <text:list-item>
          <text:p text:style-name="P13">Test5</text:p>
        </text:list-item>
      </text:list>
      <text:p text:style-name="P5"/>
      <text:p text:style-name="P5"><text:span text:style-name="T2">$</text:span><text:span text:style-name="T3">€</text:span><text:span text:style-name="T2">&amp;%!"',)-./ \] ^ [ : ; <text:s/>&lt; = &gt; ? _ } | {</text:span></text:p>
      <text:p text:style-name="P6"><text:span text:style-name="T4">0</text:span><text:span text:style-name="T5">1</text:span><text:span text:style-name="T4">23456789***</text:span></text:p>
      <text:p text:style-name="P7">+-=</text:p>
      <text:p text:style-name="P14"><text:span text:style-name="T4">.. <text:s text:c="2"/>ÜÖÄüöä</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1T12:33:31.522449580</meta:creation-date>
    <dc:date>2022-02-05T23:24:55.011324152</dc:date>
    <meta:editing-duration>PT13M4S</meta:editing-duration>
    <meta:editing-cycles>12</meta:editing-cycles>
    <meta:generator>LibreOffice/7.2.5.2$Linux_X86_64 LibreOffice_project/20$Build-2</meta:generator>
    <meta:document-statistic meta:table-count="0" meta:image-count="0" meta:object-count="0" meta:page-count="1" meta:paragraph-count="18" meta:word-count="347" meta:character-count="2043" meta:non-whitespace-character-count="1711"/>
  </office:meta>
</office:document-meta>
</file>